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default-cell-style-name="ce23"/>
        <table:table-column table:style-name="co3" table:default-cell-style-name="ce14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8"/>
          <table:table-cell table:style-name="ce28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gresado a la pestaña Registro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sumidor en la Base de Datos del sistem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1-26" calcext:value-type="date">
            <text:p>26/11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2,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4"/>
          <table:covered-table-cell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24"/>
          <table:covered-table-cell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4"/>
          <table:covered-table-cell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rá de ingresar un correo electrónico y una contraseña válida, que serán la firma electrónica que identifique al Consumidor dentro del sistema. Se mostrará otra pantalla donde deberá de ingresar Datos Personales y finalmente se mostrará otra pantalla donde ingresará su domicilio</text:p>
          </table:table-cell>
          <table:covered-table-cell table:number-columns-repeated="2"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ingresa su correo electrónico, contraseña y verificación</text:p>
          </table:table-cell>
          <table:covered-table-cell/>
          <table:table-cell table:style-name="ce19"/>
          <table:table-cell table:style-name="ce23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table:style-name="ce16" office:value-type="float" office:value="3" calcext:value-type="float">
            <text:p>3</text:p>
          </table:table-cell>
          <table:table-cell table:style-name="ce23" office:value-type="string" calcext:value-type="string" table:number-columns-spanned="2" table:number-rows-spanned="1">
            <text:p>El sistema verifica la disponibilidad del correo, que las contraseñas coincidan y cumplan con los requisitos mínim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6" office:value-type="float" office:value="4" calcext:value-type="float">
            <text:p>4</text:p>
          </table:table-cell>
          <table:table-cell table:style-name="ce23" office:value-type="string" calcext:value-type="string" table:number-columns-spanned="2" table:number-rows-spanned="1">
            <text:p>El sistema muestra un mensaje de credenciales disponibles y cambia a una pestaña con un formulario de Datos Personal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sumidor ingresa sus datos Personales y da al botón “Siguiente”</text:p>
          </table:table-cell>
          <table:covered-table-cell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 table:number-columns-spanned="2" table:number-rows-spanned="1">
            <text:p>El sistema verifica que no falta ningún campo de llenar, la validéz del CURP, que los nombres y apellidos solo contengan caracteres alfabéticos y el número y extensión solo sean caracteres 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6" office:value-type="float" office:value="7" calcext:value-type="float">
            <text:p>7</text:p>
          </table:table-cell>
          <table:table-cell table:style-name="ce23" office:value-type="string" calcext:value-type="string" table:number-columns-spanned="2" table:number-rows-spanned="1">
            <text:p>El sistema pasa a una pestaña donde se tiene un formulario para ingresar el Domicilio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Consumidor ingresa sus datos de Domicilio y da al botón “Registrar”</text:p>
          </table:table-cell>
          <table:covered-table-cell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 table:number-columns-spanned="2" table:number-rows-spanned="1">
            <text:p>El sistema verifica que no falta ningún campo de llenar, que el CP solo contenga caracteres numéricos y que el 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26" table:number-columns-spanned="2" table:number-rows-spanned="1"/>
          <table:covered-table-cell/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 table:number-columns-spanned="2" table:number-rows-spanned="1">
            <text:p>El sistema muestra un mensaje de éxito al registrar, ingresa directamente al Consumidor y muestra la página principal del Consumidor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 table:number-columns-spanned="5" table:number-rows-spanned="1">
            <text:p>Se muestra un mensaje de advertencia:</text:p>
          </table:table-cell>
          <table:covered-table-cell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17" office:value-type="string" calcext:value-type="string">
            <text:p>3a</text:p>
          </table:table-cell>
          <table:table-cell table:style-name="ce24" office:value-type="string" calcext:value-type="string" table:number-columns-spanned="5" table:number-rows-spanned="1">
            <text:p>“Las contraseñas no coinciden”, borra los campos ingresados y permanece en la misma pestaña</text:p>
          </table:table-cell>
          <table:covered-table-cell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table:style-name="ce17" office:value-type="string" calcext:value-type="string">
            <text:p>3b</text:p>
          </table:table-cell>
          <table:table-cell table:style-name="ce24" office:value-type="string" calcext:value-type="string" table:number-columns-spanned="5" table:number-rows-spanned="1">
            <text:p>“La contraseña no cumple con los requisitos mínimos”, muestra debajo del campo de ingreso los requisitos mínimos</text:p>
          </table:table-cell>
          <table:covered-table-cell table:style-name="ce11"/>
          <table:covered-table-cell table:number-columns-repeated="2"/>
          <table:covered-table-cell table:style-name="ce11"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string" calcext:value-type="string" table:number-columns-spanned="5" table:number-rows-spanned="1">
            <text:p>Se muestra un mensaje de advertencia: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“Las credenciales ingresadas se encuentran en uso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4b</text:p>
          </table:table-cell>
          <table:table-cell office:value-type="string" calcext:value-type="string" table:number-columns-spanned="5" table:number-rows-spanned="1">
            <text:p>“Existen campos obligatorios vacíos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Se muestra un mensaje de advertencia: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“Existen campos obligatorios vacíos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 table:number-columns-spanned="5" table:number-rows-spanned="1">
            <text:p>“El campo de CURP no cumple con el formato requerido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6c</text:p>
          </table:table-cell>
          <table:table-cell office:value-type="string" calcext:value-type="string" table:number-columns-spanned="5" table:number-rows-spanned="1">
            <text:p>“Los campos para el Nombre y Apellidos cuentan con caracteres extraños no alfabéticos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6d</text:p>
          </table:table-cell>
          <table:table-cell table:style-name="ce27" office:value-type="string" calcext:value-type="string" table:number-columns-spanned="5" table:number-rows-spanned="1">
            <text:p>“Los campos de número telefónico o extensión contiene caracteres no numéricos”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Se muestra un mensaje de advertencia: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“Existen campos obligatorios vacíos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“El campo de CP cuenta con caracteres no numéricos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9c</text:p>
          </table:table-cell>
          <table:table-cell table:style-name="ce27" office:value-type="string" calcext:value-type="string" table:number-columns-spanned="5" table:number-rows-spanned="1">
            <text:p>“El campo de número exterior contiene caracteres no numéricos”</text:p>
          </table:table-cell>
          <table:covered-table-cell/>
          <table:covered-table-cell table:style-name="ce14"/>
          <table:covered-table-cell table:style-name="ce23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 table:number-columns-spanned="5" table:number-rows-spanned="1">
            <text:p><text:span text:style-name="T1">La contraseña debe de cumplir los requisitos mínimos: </text:span><text:span text:style-name="T2">1 letra Mayúscula, 1 carácter numérico y un símbolo # $ % &amp; ' ( )* +,- . / : ; &lt; = &gt; ? @ [ \ ] ^ _`{ | } ~ con una longitud mínima de 8 caracteres</text:span>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 table:number-columns-spanned="5" table:number-rows-spanned="1">
            <text:p>El CURP debe de tener el formato especificado por las leyes mexicanas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7:47:03.5917901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7T08:02:22.764541509</dc:date>
    <meta:editing-duration>PT1H44M34S</meta:editing-duration>
    <meta:editing-cycles>27</meta:editing-cycles>
    <meta:generator>LibreOffice/6.2.7.1$Linux_X86_64 LibreOffice_project/20$Build-1</meta:generator>
    <meta:document-statistic meta:table-count="1" meta:cell-count="76" meta:object-count="0"/>
  </office:meta>
</office:document-meta>
</file>